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2">
      <style:paragraph-properties fo:margin-top="0cm" fo:margin-bottom="0cm" style:contextual-spacing="false"/>
    </style:style>
    <style:style style:name="P4" style:family="paragraph" style:parent-style-name="Text_20_body" style:list-style-name="L3"/>
    <style:style style:name="P5" style:family="paragraph" style:parent-style-name="Text_20_body" style:list-style-name="L3">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pple Push Notification Service (APNs) Integration for Django</text:h>
      <text:h text:style-name="Heading_20_2" text:outline-level="2">1. Overview</text:h>
      <text:p text:style-name="Text_20_body"><text:span text:style-name="Strong_20_Emphasis">Apple Push Notification Service (APNs)</text:span> is Apple’s cloud service for sending push notifications to iOS, macOS, watchOS, and tvOS devices. With APNs, you can deliver notifications even when your web app (or native app) is not active. For web push on Safari, APNs is used for delivering notifications on macOS and, increasingly, on iOS (as Apple continues to expand support).</text:p>
      <text:p text:style-name="Horizontal_20_Line"/>
      <text:h text:style-name="Heading_20_2" text:outline-level="2">2. Cost &amp; Payment</text:h>
      <text:list xml:id="list2084409639" text:style-name="L1">
        <text:list-item>
          <text:p text:style-name="P1"><text:span text:style-name="Strong_20_Emphasis">APNs Usage:</text:span><text:line-break/>The use of APNs itself is <text:span text:style-name="Strong_20_Emphasis">free</text:span>; Apple does not charge per push notification.</text:p>
        </text:list-item>
        <text:list-item>
          <text:p text:style-name="P1"><text:span text:style-name="Strong_20_Emphasis">Developer Program:</text:span><text:line-break/>To obtain the necessary certificates and identifiers for APNs, you must be enrolled in the <text:a xlink:type="simple" xlink:href="https://developer.apple.com/programs/" office:target-frame-name="_new" xlink:show="replace" text:style-name="Internet_20_link" text:visited-style-name="Visited_20_Internet_20_Link">Apple Developer Program</text:a>, which costs <text:span text:style-name="Strong_20_Emphasis">$99/year</text:span>. This fee is required regardless of the number of notifications you send.</text:p>
        </text:list-item>
      </text:list>
      <text:p text:style-name="Horizontal_20_Line"/>
      <text:h text:style-name="Heading_20_2" text:outline-level="2">3. Limitations &amp; Quotas</text:h>
      <text:list xml:id="list2852991434" text:style-name="L2">
        <text:list-item>
          <text:p text:style-name="P2"><text:span text:style-name="Strong_20_Emphasis">Payload Size:</text:span></text:p>
          <text:list>
            <text:list-item>
              <text:p text:style-name="P3">The maximum payload size for APNs is currently <text:span text:style-name="Strong_20_Emphasis">4KB (4096 bytes)</text:span>.</text:p>
            </text:list-item>
          </text:list>
        </text:list-item>
        <text:list-item>
          <text:p text:style-name="P2"><text:span text:style-name="Strong_20_Emphasis">Frequency and Rate Limits:</text:span></text:p>
          <text:list>
            <text:list-item>
              <text:p text:style-name="P3">Apple does not publish strict rate limits for APNs, but excessive usage may lead to temporary throttling. It’s recommended to follow best practices and use a reliable queuing mechanism.</text:p>
            </text:list-item>
          </text:list>
        </text:list-item>
        <text:list-item>
          <text:p text:style-name="P2"><text:span text:style-name="Strong_20_Emphasis">Certificate Expiration:</text:span></text:p>
          <text:list>
            <text:list-item>
              <text:p text:style-name="P3">The APNs certificates and keys have expiration dates. Regularly update them to ensure continuous service.</text:p>
            </text:list-item>
          </text:list>
        </text:list-item>
        <text:list-item>
          <text:p text:style-name="P2"><text:span text:style-name="Strong_20_Emphasis">Platform Specifics:</text:span></text:p>
          <text:list>
            <text:list-item>
              <text:p text:style-name="P3">Custom sound files must follow Apple’s guidelines (e.g., proper file formats and durations) and be included in your app bundle.</text:p>
            </text:list-item>
            <text:list-item>
              <text:p text:style-name="P2">Web push integration on Safari is subject to Apple’s evolving support, particularly on iOS. Always refer to the latest <text:a xlink:type="simple" xlink:href="https://developer.apple.com/documentation/safariservices/push_notifications" office:target-frame-name="_new" xlink:show="replace" text:style-name="Internet_20_link" text:visited-style-name="Visited_20_Internet_20_Link">Safari Push Notifications documentation</text:a> for updates.</text:p>
            </text:list-item>
          </text:list>
        </text:list-item>
      </text:list>
      <text:p text:style-name="Horizontal_20_Line"/>
      <text:h text:style-name="Heading_20_2" text:outline-level="2"><text:soft-page-break/>4. APNs Integration Workflow</text:h>
      <text:h text:style-name="Heading_20_3" text:outline-level="3">4.1. Setting Up Your Apple Developer Account</text:h>
      <text:list xml:id="list2761665560" text:style-name="L3">
        <text:list-item>
          <text:p text:style-name="P4"><text:span text:style-name="Strong_20_Emphasis">Enroll in the Apple Developer Program:</text:span></text:p>
          <text:list>
            <text:list-item>
              <text:p text:style-name="P5">Visit the <text:a xlink:type="simple" xlink:href="https://developer.apple.com/programs/" office:target-frame-name="_new" xlink:show="replace" text:style-name="Internet_20_link" text:visited-style-name="Visited_20_Internet_20_Link">Apple Developer Program enrollment page</text:a> and follow the instructions to register (annual fee applies).</text:p>
            </text:list-item>
          </text:list>
        </text:list-item>
        <text:list-item>
          <text:p text:style-name="P4"><text:span text:style-name="Strong_20_Emphasis">Create an App ID for Web Push:</text:span></text:p>
          <text:list>
            <text:list-item>
              <text:p text:style-name="P5">Log in to your <text:a xlink:type="simple" xlink:href="https://developer.apple.com/account/" office:target-frame-name="_new" xlink:show="replace" text:style-name="Internet_20_link" text:visited-style-name="Visited_20_Internet_20_Link">Apple Developer Account</text:a>.</text:p>
            </text:list-item>
            <text:list-item>
              <text:p text:style-name="P5">Navigate to <text:span text:style-name="Strong_20_Emphasis">Certificates, Identifiers &amp; Profiles</text:span>.</text:p>
            </text:list-item>
            <text:list-item>
              <text:p text:style-name="P5">Create an <text:span text:style-name="Strong_20_Emphasis">App ID</text:span> and enable the <text:span text:style-name="Strong_20_Emphasis">Push Notifications</text:span> service.</text:p>
            </text:list-item>
          </text:list>
        </text:list-item>
        <text:list-item>
          <text:p text:style-name="P4"><text:span text:style-name="Strong_20_Emphasis">Generate an APNs Authentication Key or Certificates:</text:span></text:p>
          <text:list>
            <text:list-item>
              <text:p text:style-name="P5"><text:span text:style-name="Strong_20_Emphasis">Authentication Key (Recommended):</text:span></text:p>
              <text:list>
                <text:list-item>
                  <text:p text:style-name="P5">Navigate to <text:span text:style-name="Strong_20_Emphasis">Keys</text:span> and create a new key with the <text:span text:style-name="Strong_20_Emphasis">Apple Push Notifications service (APNs)</text:span> capability.</text:p>
                </text:list-item>
                <text:list-item>
                  <text:p text:style-name="P5">Download the key (a <text:span text:style-name="Source_20_Text">.p8</text:span> file) and note the <text:span text:style-name="Strong_20_Emphasis">Key ID</text:span>.</text:p>
                </text:list-item>
                <text:list-item>
                  <text:p text:style-name="P5">Record your <text:span text:style-name="Strong_20_Emphasis">Team ID</text:span> (available on your developer account dashboard).</text:p>
                </text:list-item>
              </text:list>
            </text:list-item>
            <text:list-item>
              <text:p text:style-name="P5"><text:span text:style-name="Strong_20_Emphasis">Alternatively, Certificates:</text:span></text:p>
              <text:list>
                <text:list-item>
                  <text:p text:style-name="P5">Create an APNs certificate if you prefer certificate-based authentication.</text:p>
                </text:list-item>
                <text:list-item>
                  <text:p text:style-name="P4">Download and install the certificate on your server. Note that certificates have an expiration date and may require renewal.</text:p>
                </text:list-item>
              </text:list>
            </text:list-item>
          </text:list>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4T09:16:32.482169194</meta:creation-date>
    <dc:date>2025-03-04T09:17:18.964845037</dc:date>
    <meta:editing-duration>PT47S</meta:editing-duration>
    <meta:editing-cycles>1</meta:editing-cycles>
    <meta:document-statistic meta:table-count="0" meta:image-count="0" meta:object-count="0" meta:page-count="2" meta:paragraph-count="32" meta:word-count="404" meta:character-count="2487" meta:non-whitespace-character-count="2140"/>
    <meta:generator>LibreOffice/7.3.7.2$Linux_X86_64 LibreOffice_project/30$Build-2</meta:generator>
  </office:meta>
</office:document-meta>
</file>